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1cm" svg:height="8.691cm" svg:x="0.009cm" svg:y="0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09T18:21:29.966321027</dc:date>
    <meta:editing-duration>PT5M46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692cm" xlink:href="." xlink:type="simple" chart:class="chart:scatter" chart:style-name="ch1">
        <chart:plot-area chart:style-name="ch2" chart:data-source-has-labels="both" svg:x="0.303cm" svg:y="0.173cm" svg:width="14.586cm" svg:height="8.346cm">
          <chartooo:coordinate-region svg:x="0.845cm" svg:y="0.372cm" svg:width="13.95cm" svg:height="7.948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07980999479094">
                <text:p>0.907980999479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677475840490583">
                <text:p>0.677475840490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188216626637029">
                <text:p>0.188216626637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062821518156256">
                <text:p>-0.062821518156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312868930080461">
                <text:p>-0.312868930080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557982212078458">
                <text:p>-0.5579822120784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07980999479094">
                <text:p>-0.907980999479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436286482793087">
                <text:p>-0.436286482793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18821662663703">
                <text:p>-0.188216626637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0628215181562557">
                <text:p>0.06282151815625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312868930080461">
                <text:p>0.3128689300804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557982212078458">
                <text:p>0.5579822120784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41421356237309">
                <text:p>1.414213562373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32262373064731">
                <text:p>1.322623730647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07980999479093">
                <text:p>0.9079809994790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677475840490583">
                <text:p>0.6774758404905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436286482793087">
                <text:p>0.4362864827930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188216626637025">
                <text:p>0.1882166266370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062821518156259">
                <text:p>-0.0628215181562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312868930080463">
                <text:p>-0.312868930080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557982212078458">
                <text:p>-0.557982212078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79429578126956">
                <text:p>-0.794295781269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22581410730596">
                <text:p>-1.22581410730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32262373064731">
                <text:p>-1.322623730647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07980999479093">
                <text:p>-0.9079809994790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436286482793087">
                <text:p>-0.4362864827930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188216626637025">
                <text:p>-0.1882166266370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0628215181562588">
                <text:p>0.06282151815625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312868930080462">
                <text:p>0.3128689300804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557982212078458">
                <text:p>0.5579822120784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794295781269559">
                <text:p>0.7942957812695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95183352387749">
                <text:p>1.951833523877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907980999479093">
                <text:p>0.9079809994790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677475840490583">
                <text:p>0.6774758404905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436286482793087">
                <text:p>0.4362864827930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188216626637032">
                <text:p>0.1882166266370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0628215181562515">
                <text:p>-0.06282151815625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312868930080462">
                <text:p>-0.3128689300804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557982212078458">
                <text:p>-0.5579822120784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794295781269559">
                <text:p>-0.7942957812695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907980999479093">
                <text:p>-0.9079809994790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677475840490584">
                <text:p>-0.6774758404905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436286482793088">
                <text:p>-0.4362864827930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188216626637033">
                <text:p>-0.1882166266370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0628215181562583">
                <text:p>0.06282151815625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312868930080462">
                <text:p>0.3128689300804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557982212078457">
                <text:p>0.5579822120784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794295781269559">
                <text:p>0.7942957812695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01808283150075">
                <text:p>1.018082831500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1.95183352387749">
                <text:p>1.951833523877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.907980999479094">
                <text:p>0.9079809994790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.677475840490577">
                <text:p>0.6774758404905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0.436286482793088">
                <text:p>0.4362864827930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.188216626637033">
                <text:p>0.1882166266370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0.0628215181562581">
                <text:p>-0.06282151815625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0.312868930080462">
                <text:p>-0.3128689300804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0.557982212078457">
                <text:p>-0.5579822120784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0.794295781269559">
                <text:p>-0.7942957812695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1.01808283150075">
                <text:p>-1.018082831500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0.907980999479094">
                <text:p>-0.9079809994790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0.677475840490578">
                <text:p>-0.6774758404905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0.436286482793088">
                <text:p>-0.4362864827930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0.188216626637033">
                <text:p>-0.1882166266370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.0628215181562578">
                <text:p>0.06282151815625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0.312868930080462">
                <text:p>0.3128689300804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.557982212078457">
                <text:p>0.5579822120784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.794295781269558">
                <text:p>0.7942957812695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1.4142135623731">
                <text:p>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